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/>
    </style:style>
    <style:style style:name="P2" style:family="paragraph" style:parent-style-name="Preformatted_20_Text">
      <style:paragraph-properties fo:text-align="center" style:justify-single-word="false"/>
      <style:text-properties fo:font-size="12pt" style:font-size-asian="12pt"/>
    </style:style>
    <style:style style:name="P3" style:family="paragraph" style:parent-style-name="Preformatted_20_Text">
      <style:text-properties fo:font-size="12pt" style:font-size-asian="12pt" style:font-size-complex="12pt"/>
    </style:style>
    <style:style style:name="P4" style:family="paragraph" style:parent-style-name="Preformatted_20_Text">
      <style:text-properties fo:font-size="12pt" style:font-size-asian="12pt" style:font-size-complex="12pt"/>
    </style:style>
    <style:style style:name="P5" style:family="paragraph" style:parent-style-name="Preformatted_20_Text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master-page-name="Standard">
      <style:paragraph-properties fo:text-align="center" style:justify-single-word="false" style:page-number="auto"/>
      <style:text-properties fo:font-size="12pt" fo:language="en" fo:country="US" style:font-size-asian="12pt" style:font-size-complex="12pt"/>
    </style:style>
    <style:style style:name="T1" style:family="text">
      <style:text-properties style:font-name="Courier New1" fo:font-size="9pt"/>
    </style:style>
    <style:style style:name="T2" style:family="text">
      <style:text-properties style:font-name="Courier New1" fo:font-size="9pt" fo:font-style="italic"/>
    </style:style>
    <style:style style:name="T3" style:family="text">
      <style:text-properties fo:color="#cc7832"/>
    </style:style>
    <style:style style:name="T4" style:family="text">
      <style:text-properties fo:color="#cc7832" style:font-name="Courier New1" fo:font-size="9pt"/>
    </style:style>
    <style:style style:name="T5" style:family="text">
      <style:text-properties fo:color="#bbb529"/>
    </style:style>
    <style:style style:name="T6" style:family="text">
      <style:text-properties fo:color="#bbb529" style:font-name="Courier New1" fo:font-size="9pt"/>
    </style:style>
    <style:style style:name="T7" style:family="text">
      <style:text-properties fo:color="#ffc66d" style:font-name="Courier New1" fo:font-size="9pt"/>
    </style:style>
    <style:style style:name="T8" style:family="text">
      <style:text-properties fo:color="#9876aa"/>
    </style:style>
    <style:style style:name="T9" style:family="text">
      <style:text-properties fo:color="#9876aa" style:font-name="Courier New1" fo:font-size="9pt"/>
    </style:style>
    <style:style style:name="T10" style:family="text">
      <style:text-properties fo:color="#9876aa" style:font-name="Courier New1" fo:font-size="9pt" fo:font-style="italic"/>
    </style:style>
    <style:style style:name="T11" style:family="text">
      <style:text-properties fo:color="#6897bb" style:font-name="Courier New1" fo:font-size="9pt"/>
    </style:style>
    <style:style style:name="T12" style:family="text">
      <style:text-properties fo:color="#6a8759"/>
    </style:style>
    <style:style style:name="T13" style:family="text">
      <style:text-properties fo:color="#6a8759" style:font-name="Courier New1" fo:font-size="9pt"/>
    </style:style>
    <style:style style:name="T14" style:family="text">
      <style:text-properties fo:color="#e8bf6a"/>
    </style:style>
    <style:style style:name="T15" style:family="text">
      <style:text-properties fo:color="#e8bf6a" style:font-name="Courier New1" fo:font-size="9pt"/>
    </style:style>
    <style:style style:name="T16" style:family="text">
      <style:text-properties fo:color="#bababa"/>
    </style:style>
    <style:style style:name="T17" style:family="text">
      <style:text-properties fo:color="#bababa" style:font-name="Courier New1" fo:font-size="9pt"/>
    </style:style>
    <style:style style:name="T18" style:family="text">
      <style:text-properties fo:color="#629755"/>
    </style:style>
    <style:style style:name="T19" style:family="text">
      <style:text-properties fo:color="#629755" style:font-name="Courier New1" fo:font-size="9pt" fo:font-style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--- Polkadot.java ---</text:p>
      <text:p text:style-name="P3">/*</text:p>
      <text:p text:style-name="P3"><text:s text:c="4"/>Programmer : Catalina Lamboglia</text:p>
      <text:p text:style-name="P3"><text:s text:c="4"/>Course <text:s text:c="4"/>: CS211D</text:p>
      <text:p text:style-name="P3"><text:s text:c="4"/>Assignment : #4</text:p>
      <text:p text:style-name="P3"><text:s text:c="4"/>This program draws circles on a canvas</text:p>
      <text:p text:style-name="P3"><text:s text:c="4"/>randomly every time the button is pressed.</text:p>
      <text:p text:style-name="P3"><text:s text:c="4"/>Canvas cleared when clear button is pressed.</text:p>
      <text:p text:style-name="P3"><text:s/>*/</text:p>
      <text:p text:style-name="P3">package com.example.polkadot;</text:p>
      <text:p text:style-name="P3">import android.app.Activity;</text:p>
      <text:p text:style-name="P3">import android.graphics.Color;</text:p>
      <text:p text:style-name="P3">import android.os.Bundle;</text:p>
      <text:p text:style-name="P3">import android.view.View;</text:p>
      <text:p text:style-name="P3">import android.view.Window;</text:p>
      <text:p text:style-name="P3">import android.widget.Button;</text:p>
      <text:p text:style-name="P3">public class Polkadot extends Activity</text:p>
      <text:p text:style-name="P3">{</text:p>
      <text:p text:style-name="P3"><text:s text:c="4"/>BlankSlate blankSlate;</text:p>
      <text:p text:style-name="P3"><text:s text:c="4"/>Button drawACircle;</text:p>
      <text:p text:style-name="P3"><text:s text:c="4"/>Button clearScreenButton;</text:p>
      <text:p text:style-name="P3"><text:s text:c="4"/>@Override</text:p>
      <text:p text:style-name="P3"><text:s text:c="4"/>protected void onCreate(Bundle savedInstanceState)</text:p>
      <text:p text:style-name="P3"><text:s text:c="4"/>{</text:p>
      <text:p text:style-name="P3"><text:s text:c="8"/>super.onCreate(savedInstanceState);</text:p>
      <text:p text:style-name="P3"><text:s text:c="8"/>requestWindowFeature(Window.FEATURE_NO_TITLE);</text:p>
      <text:p text:style-name="P3"><text:s text:c="8"/>setContentView(R.layout.activity_main);</text:p>
      <text:p text:style-name="P3"><text:s text:c="8"/>blankSlate = findViewById(R.id.drawScreen);</text:p>
      <text:p text:style-name="P3"><text:s text:c="8"/>drawACircle = (Button) findViewById(R.id.drawButton);</text:p>
      <text:p text:style-name="P3"><text:s text:c="8"/>drawACircle.setOnClickListener(new Button.OnClickListener()</text:p>
      <text:p text:style-name="P3"><text:s text:c="8"/>{</text:p>
      <text:p text:style-name="P3"><text:s text:c="12"/>@Override</text:p>
      <text:p text:style-name="P3"><text:s text:c="12"/>public void onClick(View v)</text:p>
      <text:p text:style-name="P3"><text:s text:c="12"/>{</text:p>
      <text:p text:style-name="P3"><text:s text:c="16"/>blankSlate.invalidate();</text:p>
      <text:p text:style-name="P3"><text:s text:c="12"/>}</text:p>
      <text:p text:style-name="P3"><text:s text:c="8"/>});</text:p>
      <text:p text:style-name="P3"><text:s text:c="8"/>clearScreenButton = (Button) findViewById(R.id.clearButton);</text:p>
      <text:p text:style-name="P3"><text:s text:c="8"/>clearScreenButton.setOnClickListener(new </text:p>
      <text:p text:style-name="P3"><text:s text:c="40"/>Button.OnClickListener()</text:p>
      <text:p text:style-name="P3"><text:s text:c="8"/>{</text:p>
      <text:p text:style-name="P3"><text:s text:c="12"/>@Override</text:p>
      <text:p text:style-name="P3"><text:s text:c="12"/>public void onClick(View v)</text:p>
      <text:p text:style-name="P3"><text:s text:c="12"/>{</text:p>
      <text:p text:style-name="P3"><text:s text:c="16"/>if (blankSlate.getCanvas() != null)</text:p>
      <text:p text:style-name="P3"><text:s text:c="20"/>blankSlate.getCanvas().drawColor(Color.WHITE);</text:p>
      <text:p text:style-name="P3"><text:s text:c="12"/>}</text:p>
      <text:p text:style-name="P3"><text:s text:c="8"/>});</text:p>
      <text:p text:style-name="P3"><text:s text:c="4"/>}</text:p>
      <text:p text:style-name="P3">}</text:p>
      <text:p text:style-name="P5">--- BlankSlate.java ---</text:p>
      <text:p text:style-name="P3">package com.example.polkadot;</text:p>
      <text:p text:style-name="P3"><text:soft-page-break/></text:p>
      <text:p text:style-name="P3">import android.content.Context;</text:p>
      <text:p text:style-name="P3">import android.graphics.Bitmap;</text:p>
      <text:p text:style-name="P3">import android.graphics.Canvas;</text:p>
      <text:p text:style-name="P3">import android.graphics.Color;</text:p>
      <text:p text:style-name="P3">import android.graphics.Paint;</text:p>
      <text:p text:style-name="P3">import android.util.AttributeSet;</text:p>
      <text:p text:style-name="P3">import android.view.View;</text:p>
      <text:p text:style-name="P3"/>
      <text:p text:style-name="P3">public class BlankSlate extends View</text:p>
      <text:p text:style-name="P3">{</text:p>
      <text:p text:style-name="P3"><text:s text:c="4"/>Paint p = new Paint();</text:p>
      <text:p text:style-name="P3"><text:s text:c="4"/>int x, y, r, red, green, blue;</text:p>
      <text:p text:style-name="P3"><text:s text:c="4"/>static Canvas can;</text:p>
      <text:p text:style-name="P3"><text:s text:c="4"/>Bitmap savedCan;</text:p>
      <text:p text:style-name="P3"><text:s text:c="4"/>public BlankSlate(Context context, AttributeSet attr)</text:p>
      <text:p text:style-name="P3"><text:s text:c="4"/>{</text:p>
      <text:p text:style-name="P3"><text:s text:c="8"/>super(context, attr);</text:p>
      <text:p text:style-name="P3"><text:s text:c="8"/>p.setColor(Color.BLACK);</text:p>
      <text:p text:style-name="P3"><text:s text:c="8"/>p.setStyle(Paint.Style.FILL);</text:p>
      <text:p text:style-name="P3"><text:s text:c="4"/>}</text:p>
      <text:p text:style-name="P3"><text:s text:c="4"/>@Override</text:p>
      <text:p text:style-name="P3"><text:s text:c="4"/>protected void onDraw(Canvas canvas)</text:p>
      <text:p text:style-name="P3"><text:s text:c="4"/>{</text:p>
      <text:p text:style-name="P3"><text:s text:c="8"/>if (savedCan == null)</text:p>
      <text:p text:style-name="P3"><text:s text:c="8"/>{</text:p>
      <text:p text:style-name="P3"><text:s text:c="12"/>savedCan = Bitmap.createBitmap(getWidth(), getHeight(), <text:tab/><text:tab/> <text:s/></text:p>
      <text:p text:style-name="P3"><text:s text:c="43"/>Bitmap.Config.ARGB_8888);</text:p>
      <text:p text:style-name="P3"><text:s text:c="12"/>can = new Canvas(savedCan);</text:p>
      <text:p text:style-name="P3"><text:s text:c="8"/>}</text:p>
      <text:p text:style-name="P3"><text:s text:c="8"/>super.onDraw(can);</text:p>
      <text:p text:style-name="P3"><text:s text:c="8"/>x = <text:s text:c="2"/>rand(0, getWidth());</text:p>
      <text:p text:style-name="P3"><text:s text:c="8"/>y = <text:s text:c="2"/>rand(0, getHeight());</text:p>
      <text:p text:style-name="P3"><text:s text:c="8"/>r = <text:s text:c="2"/>rand(20,100);</text:p>
      <text:p text:style-name="P3"><text:s text:c="8"/>red = rand(0,255);</text:p>
      <text:p text:style-name="P3"><text:s text:c="8"/>green = rand(0,255);</text:p>
      <text:p text:style-name="P3"><text:s text:c="8"/>blue = rand(0,255);</text:p>
      <text:p text:style-name="P3"><text:s text:c="8"/>p.setColor(Color.rgb(red, green, blue));</text:p>
      <text:p text:style-name="P3"><text:s text:c="8"/>can.drawCircle(x,y,r,p);</text:p>
      <text:p text:style-name="P3"><text:s text:c="8"/>canvas.drawBitmap(savedCan, 0, 0, null);</text:p>
      <text:p text:style-name="P3"><text:s text:c="8"/>can = new Canvas(savedCan);</text:p>
      <text:p text:style-name="P3"><text:s text:c="4"/>}</text:p>
      <text:p text:style-name="P3"><text:s text:c="4"/>public Canvas getCanvas()</text:p>
      <text:p text:style-name="P3"><text:s text:c="4"/>{</text:p>
      <text:p text:style-name="P3"><text:s text:c="8"/>return can;</text:p>
      <text:p text:style-name="P3"><text:s text:c="4"/>}</text:p>
      <text:p text:style-name="P3"><text:s text:c="4"/>/******************************rand()*****************************/</text:p>
      <text:p text:style-name="P3"><text:s text:c="4"/>public int rand(int a, int b)</text:p>
      <text:p text:style-name="P3"><text:s text:c="4"/>{</text:p>
      <text:p text:style-name="P3"><text:s text:c="8"/>return((int)((b-a+1)*Math.random() + a));</text:p>
      <text:p text:style-name="P3"><text:soft-page-break/><text:s text:c="4"/>}</text:p>
      <text:p text:style-name="P3">}</text:p>
      <text:p text:style-name="P3"/>
      <text:p text:style-name="P5">--- activity_main.xml ---</text:p>
      <text:p text:style-name="P3"/>
      <text:p text:style-name="P3">&lt;?xml version="1.0" encoding="utf-8"?&gt;</text:p>
      <text:p text:style-name="P3">&lt;LinearLayout </text:p>
      <text:p text:style-name="P3"><text:s text:c="4"/>xmlns:android="http://schemas.android.com/apk/res/android"</text:p>
      <text:p text:style-name="P3"><text:s text:c="4"/>xmlns:tools="http://schemas.android.com/tools"</text:p>
      <text:p text:style-name="P3"><text:s text:c="4"/>android:layout_width="fill_parent"</text:p>
      <text:p text:style-name="P3"><text:s text:c="4"/>android:layout_height="fill_parent"</text:p>
      <text:p text:style-name="P3"><text:s text:c="4"/>tools:context=".Polkadot"</text:p>
      <text:p text:style-name="P3"><text:s text:c="4"/>android:orientation="vertical"</text:p>
      <text:p text:style-name="P3"><text:s text:c="4"/>android:gravity="center"</text:p>
      <text:p text:style-name="P3"><text:s text:c="4"/>android:background="@color/lightGrey"</text:p>
      <text:p text:style-name="P3"><text:s text:c="4"/>&gt;</text:p>
      <text:p text:style-name="P3"><text:s text:c="8"/>&lt;FrameLayout </text:p>
      <text:p text:style-name="P3"><text:s text:c="9"/>xmlns:android="http://schemas.android.com/apk/res/android"</text:p>
      <text:p text:style-name="P3"><text:s text:c="12"/>android:layout_width="match_parent"</text:p>
      <text:p text:style-name="P3"><text:s text:c="12"/>android:layout_height="wrap_content"</text:p>
      <text:p text:style-name="P3"><text:s text:c="12"/>android:layout_alignParentStart="true"&gt;</text:p>
      <text:p text:style-name="P3"><text:s text:c="16"/>&lt;com.example.polkadot.BlankSlate</text:p>
      <text:p text:style-name="P3"><text:s text:c="20"/>android:id="@+id/drawScreen"</text:p>
      <text:p text:style-name="P3"><text:s text:c="20"/>android:layout_width="match_parent"</text:p>
      <text:p text:style-name="P3"><text:s text:c="20"/>android:layout_height="602dp"</text:p>
      <text:p text:style-name="P3"><text:s text:c="20"/>android:background="@color/white" /&gt;</text:p>
      <text:p text:style-name="P3"><text:s text:c="8"/>&lt;/FrameLayout&gt;</text:p>
      <text:p text:style-name="P3"><text:s text:c="8"/>&lt;RelativeLayout</text:p>
      <text:p text:style-name="P3"><text:s text:c="12"/>android:layout_width="match_parent"</text:p>
      <text:p text:style-name="P3"><text:s text:c="12"/>android:layout_height="wrap_content"</text:p>
      <text:p text:style-name="P3"><text:s text:c="12"/>&gt;</text:p>
      <text:p text:style-name="P3"><text:s text:c="16"/>&lt;Button</text:p>
      <text:p text:style-name="P3"><text:s text:c="20"/>android:id="@+id/drawButton"</text:p>
      <text:p text:style-name="P3"><text:s text:c="20"/>android:layout_width="wrap_content"</text:p>
      <text:p text:style-name="P3"><text:s text:c="20"/>android:layout_height="wrap_content"</text:p>
      <text:p text:style-name="P3"><text:s text:c="20"/>android:text="@string/draw_circle"</text:p>
      <text:p text:style-name="P3"><text:s text:c="20"/>android:layout_marginLeft="20dp"</text:p>
      <text:p text:style-name="P3"><text:s text:c="20"/>android:layout_alignParentLeft="true"</text:p>
      <text:p text:style-name="P3"><text:s text:c="20"/>/&gt;</text:p>
      <text:p text:style-name="P3"><text:s text:c="16"/>&lt;Button</text:p>
      <text:p text:style-name="P3"><text:s text:c="20"/>android:id="@+id/clearButton"</text:p>
      <text:p text:style-name="P3"><text:s text:c="20"/>android:layout_width="wrap_content"</text:p>
      <text:p text:style-name="P3"><text:s text:c="20"/>android:layout_height="wrap_content"</text:p>
      <text:p text:style-name="P3"><text:s text:c="20"/>android:layout_marginRight="20dp"</text:p>
      <text:p text:style-name="P3"><text:s text:c="20"/>android:layout_alignParentRight="true"</text:p>
      <text:p text:style-name="P3"><text:s text:c="20"/>android:text="@string/clear_screen"</text:p>
      <text:p text:style-name="P3"><text:s text:c="20"/>/&gt;</text:p>
      <text:p text:style-name="P3"><text:s text:c="8"/>&lt;/RelativeLayout&gt;</text:p>
      <text:p text:style-name="P3">&lt;/LinearLayout&gt;</text:p>
      <text:p text:style-name="P3"/>
      <text:p text:style-name="P5">--- strings.xml ---</text:p>
      <text:p text:style-name="P3">&lt;resources&gt;</text:p>
      <text:p text:style-name="P3"><text:soft-page-break/><text:s text:c="4"/>&lt;string name="app_name"&gt;Polkadot&lt;/string&gt;</text:p>
      <text:p text:style-name="P3"><text:s text:c="4"/>&lt;string name="action_settings"&gt;Settings&lt;/string&gt;</text:p>
      <text:p text:style-name="P3"><text:s text:c="4"/>&lt;string name="draw_circle"&gt;Draw Circle&lt;/string&gt;</text:p>
      <text:p text:style-name="P3"><text:s text:c="4"/>&lt;string name="clear_screen"&gt;Clear Screen&lt;/string&gt;</text:p>
      <text:p text:style-name="P3">&lt;/resources&gt;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size-asian="10pt"/>
    </style:style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1-26T16:06:19</meta:creation-date>
    <dc:date>2019-03-17T14:58:51.93</dc:date>
    <meta:editing-cycles>6</meta:editing-cycles>
    <meta:editing-duration>PT37M35S</meta:editing-duration>
    <meta:generator>OpenOffice/4.1.5$Win32 OpenOffice.org_project/415m1$Build-9789</meta:generator>
    <meta:document-statistic meta:table-count="0" meta:image-count="0" meta:object-count="0" meta:page-count="4" meta:paragraph-count="154" meta:word-count="305" meta:character-count="5011"/>
  </office:meta>
</office:document-meta>
</file>